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P4" style:family="paragraph" style:parent-style-name="Standard">
      <style:paragraph-properties fo:line-height="200%"/>
      <style:text-properties style:font-name="文泉驿等宽微米黑" fo:font-size="10.5pt" officeooo:rsid="0013f07d" officeooo:paragraph-rsid="0013f07d" style:font-name-asian="文泉驿等宽微米黑" style:font-size-asian="10.5pt" style:font-size-complex="10.5pt"/>
    </style:style>
    <style:style style:name="P5"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6" style:family="paragraph" style:parent-style-name="Standard">
      <style:paragraph-properties fo:line-height="200%" fo:text-align="start" style:justify-single-word="false"/>
      <style:text-properties style:font-name="文泉驿等宽微米黑" fo:font-size="10.5pt" officeooo:rsid="001294c4" officeooo:paragraph-rsid="001294c4" style:font-name-asian="文泉驿等宽微米黑" style:font-size-asian="10.5pt" style:font-size-complex="10.5pt"/>
    </style:style>
    <style:style style:name="P7"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T1" style:family="text">
      <style:text-properties officeooo:rsid="0012eb06"/>
    </style:style>
    <style:style style:name="T2" style:family="text">
      <style:text-properties officeooo:rsid="0013f07d"/>
    </style:style>
    <style:style style:name="T3" style:family="text">
      <style:text-properties officeooo:rsid="0015dba8"/>
    </style:style>
    <style:style style:name="T4" style:family="text">
      <style:text-properties officeooo:rsid="0016fddd"/>
    </style:style>
    <style:style style:name="T5" style:family="text">
      <style:text-properties officeooo:rsid="00175b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在实时游戏中，会经常遇到敌人追逐玩家的情况。由于地形的限制和玩家位置不断地变化，敌人追逐玩家的路线可能会随时变化，这时需要实时的计算敌人的行动路线。。在增加了可以破坏的障碍物之后，寻找通路的过程变得更加复杂。这时一种足够快的、能够动态决定敌人追踪玩家路线的算法的需求随之而生。</text:p>
      <text:p text:style-name="P1"/>
      <text:p text:style-name="P1"><text:span text:style-name="T1">1.2 </text:span>主要算法介绍：</text:p>
      <text:p text:style-name="P1"><text:s text:c="4"/>A*算法是一种经常应用在静态寻路中的寻路算法。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text:p>
      <text:p text:style-name="P1"><text:s text:c="4"/>Potential Field算法是近年来兴起的动态寻路算法。为了给机器人寻找避开障碍的实时算法，在1985年，Ossama Khatib引入了Potential Field算法。Potential Field 算法的基本思想是通过对整张地图的地形处理，得到每一个网格的潜在值。根据这些节点的潜在值，寻路主体能够选择最小潜在值的节点作为下一步要走的节点。</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4">2<text:tab/>地形表示方法与地形种类</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2<text:span text:style-name="T2">)<text:tab/></text:span>通过时会减速的地形：这种地形可以通过，但是要花费更高的代价，在游戏中的体现可以是会花费更高的代价或者会花费更多的时间。</text:p>
      <text:p text:style-name="P3"><text:tab/>3<text:span text:style-name="T2">)<text:tab/></text:span>平地：这种地形可以通过，代价也是最小的。</text:p>
      <text:p text:style-name="P3"/>
      <text:p text:style-name="P1"><text:span text:style-name="T1">2.2 </text:span>A*算法的实现简介：</text:p>
      <text:p text:style-name="P6"><text:tab/><text:span text:style-name="T3">A*算法中，节点的值由两部分组成：已经经过路径的代价和从当前节点到达目标节点的启发值。如果能够有精确的启发函数，那么寻路主体在路径上每个节点的值都固定为从起点到终点的代价。需要</text:span><text:soft-page-break/><text:span text:style-name="T3">注意的是启发函数的代价要与已经经过路径的代价单位统一。如果以上提到的两部分单位不统一将会到不准确的结果（即使在最优路径上，节点也不能保持一个最小的相对稳定的值）</text:span></text:p>
      <text:p text:style-name="P6"><text:tab/>算法运行过程中维护两个集合，<text:span text:style-name="T3">OPEN集和CLOSED集。OPEN集包含待检测节点。初始状态，OPEN集仅包含一个元素：开始位置。CLOSED集包含已检测接地你。初始状态，CLOSED集为空。算法中重复的从OPEN集中取最优的节点（节点值最小）来检测。如果这个最优节点是目标节点，那么算法结束，否则，将这个最优节点从OPEN集中删除，并添加到CLOSED集中，然后查看该节点的所有邻接节点。如果邻接节点在CLOSED集中，那么它已经被检测过，则无需再检测。如果邻接节点在OPEN集，它将会被检测，则无需在此时检测。否则，将该邻接节点加入到OPEN集，设置其父节点为之前的最优节点，到当前邻接节点的路径开销是g(最优节点)+movement(最优节点,邻接节点)</text:span></text:p>
      <text:p text:style-name="P1"/>
      <text:p text:style-name="P1"><text:span text:style-name="T1">2.3 </text:span>Potential Field算法的实现简介：</text:p>
      <text:p text:style-name="P1">在Potential Field算法中，寻路主题比较周围节点的潜在值，选择潜在值最小的节点作为下一步要走的位置。</text:p>
      <text:p text:style-name="P1"/>
      <text:p text:style-name="P2"/>
      <text:p text:style-name="P2"><text:span text:style-name="T1">2.3.1<text:tab/></text:span>地形对于潜在值的影响</text:p>
      <text:p text:style-name="P7"><text:tab/>在A*算法中，可能会出现寻路结果贴着障碍物的不自然的结果。在Potential Field中，可以通过对障碍物及其周边的节点设置较高的潜在值，使寻路主题在选择下一步的位置时，避开靠近障碍物的路径。障碍物对周边节点的潜在值的影响与障碍物和该节点之间的距离有关。假设两个节点的坐标为(x1,y1),(x2,y2),那么两个节点之间的距离用abs(x1-x2)+abs(y1-y2)表示<text:span text:style-name="T4">(之后称为曼哈顿距离)</text:span>。一个障碍物有最大的影响半径。一个障碍物节点对于周边节点的影响范围是菱形的。</text:p>
      <text:p text:style-name="P7"><text:tab/></text:p>
      <text:p text:style-name="P1"/>
      <text:p text:style-name="P1"><text:span text:style-name="T2">2.3.2<text:tab/>特定砖块</text:span>最终潜在值选择：</text:p>
      <text:p text:style-name="P1"><text:tab/>一个节点的潜在值可能处在多个障碍物的潜在值影响范围之中。这时需要对该节点的最终潜在值进行判断。在这里，我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1"><text:soft-page-break/><text:tab/>目标节点对于寻路主体应该有吸引作用，让寻路主体能够“自主”的靠近目标节点。所以，在目标节点的周围产生一个足以覆盖整个寻路区域的作用范围，潜在值为负数。距离目标节点越近，潜在值绝对值越大。（下面插图，形式同地形对于潜在值得影响）</text:p>
      <text:p text:style-name="P1"/>
      <text:p text:style-name="P1"><text:span text:style-name="T2">2.3.4<text:tab/></text:span>对于已经经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text:p>
      <text:p text:style-name="P1"/>
      <text:p text:style-name="P1"><text:span text:style-name="T2">2.3.5<text:tab/></text:span>对于最终潜在值的计算：</text:p>
      <text:p text:style-name="P1"><text:tab/>最终潜在值的结果来源于以下三个部分</text:p>
      <text:p text:style-name="P1"><text:tab/>1.地形方面的最终潜在值（潜在值为正）</text:p>
      <text:p text:style-name="P1"><text:tab/>2.目标节点对该节点潜在值（潜在值为负）</text:p>
      <text:p text:style-name="P1"><text:tab/>3.寻路主体已经过的路径对于潜在值的加成（潜在值为正）</text:p>
      <text:p text:style-name="P1"><text:tab/>三者之和即为该节点最终的潜在值，作为寻路主体下一步的依据。</text:p>
      <text:p text:style-name="P1"/>
      <text:p text:style-name="P1">A*算法与Potential Field算法的结合</text:p>
      <text:p text:style-name="P1">A*算法的优势在于能够找到一个精确的路径到达最终节点，但是其中的启发函数在距离比较远的时候很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这是本算法的主要思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3T10:51:26.457056966</dc:date>
    <meta:editing-duration>PT1H5M48S</meta:editing-duration>
    <meta:editing-cycles>6</meta:editing-cycles>
    <meta:generator>LibreOffice/5.0.3.2$Linux_X86_64 LibreOffice_project/00m0$Build-2</meta:generator>
    <meta:document-statistic meta:table-count="0" meta:image-count="0" meta:object-count="0" meta:page-count="3" meta:paragraph-count="34" meta:word-count="2190" meta:character-count="2526" meta:non-whitespace-character-count="2463"/>
  </office:meta>
</office:document-meta>
</file>